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1.4882in"/>
    </style:style>
    <style:style style:name="co3" style:family="table-column">
      <style:table-column-properties fo:break-before="auto" style:column-width="6.3047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1.5429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3.1965in"/>
    </style:style>
    <style:style style:name="co9" style:family="table-column">
      <style:table-column-properties fo:break-before="auto" style:column-width="1.698in"/>
    </style:style>
    <style:style style:name="co10" style:family="table-column">
      <style:table-column-properties fo:break-before="auto" style:column-width="2.0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1.5134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1.181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fo:background-color="#d9e1f2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0" style:family="table-cell" style:parent-style-name="Default" style:data-style-name="N3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2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3" style:family="table-cell" style:parent-style-name="Default" style:data-style-name="N39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4" table:default-cell-style-name="ce5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"/>
          <table:table-cell table:style-name="ce15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ting Project</text:p>
          </table:table-cell>
          <table:table-cell table:style-name="ce6" office:value-type="string" calcext:value-type="string">
            <text:p>create tables for category, product, product_specifications, product rating, user</text:p>
            <text:p>--This can be a demo of a website where the user provides ratings on products--</text:p>
            <text:p>-Use HttpProtocols for ApiResponses</text:p>
            <text:p>-Try to implement Swagger Api</text:p>
            <text:p/>
          </table:table-cell>
          <table:table-cell table:style-name="ce10"/>
          <table:table-cell table:style-name="ce13" table:number-columns-repeated="2"/>
          <table:table-cell table:style-name="ce14"/>
          <table:table-cell table:style-name="ce4" table:number-columns-repeated="1017"/>
        </table:table-row>
        <table:table-row table:style-name="ro2">
          <table:table-cell table:style-name="ce3" table:number-columns-repeated="2"/>
          <table:table-cell table:style-name="ce7" office:value-type="string" calcext:value-type="string">
            <text:p>Category</text:p>
            <text:p> -cid</text:p>
            <text:p> -cname</text:p>
            <text:p> -parent_category</text:p>
            <text:p/>
          </table:table-cell>
          <table:table-cell table:style-name="ce11"/>
          <table:table-cell table:style-name="ce4" table:number-columns-repeated="1020"/>
        </table:table-row>
        <table:table-row table:style-name="ro3">
          <table:table-cell table:style-name="ce3" table:number-columns-repeated="2"/>
          <table:table-cell table:style-name="ce8" office:value-type="string" calcext:value-type="string">
            <text:p>Product</text:p>
            <text:p>-pid</text:p>
            <text:p>-pname</text:p>
            <text:p>-model</text:p>
            <text:p>-brand</text:p>
            <text:p>-price</text:p>
            <text:p>-cid(fk)</text:p>
            <text:p>-isNew(boolean) or use timestamp.</text:p>
            <text:p/>
          </table:table-cell>
          <table:table-cell table:style-name="ce11" office:value-type="string" calcext:value-type="string">
            <text:p>parent=category</text:p>
          </table:table-cell>
          <table:table-cell table:style-name="ce4"/>
          <table:table-cell table:style-name="ce11"/>
          <table:table-cell table:style-name="ce4" table:number-columns-repeated="1018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product_specifications</text:p>
            <text:p>-spec_id</text:p>
            <text:p>-spec_name</text:p>
            <text:p>-spec_value</text:p>
            <text:p>-pid(fk)</text:p>
          </table:table-cell>
          <table:table-cell table:style-name="ce4" office:value-type="string" calcext:value-type="string">
            <text:p>parent=product</text:p>
          </table:table-cell>
          <table:table-cell table:style-name="ce4" table:number-columns-repeated="1020"/>
        </table:table-row>
        <table:table-row table:style-name="ro4">
          <table:table-cell table:number-columns-repeated="2"/>
          <table:table-cell table:style-name="ce9" office:value-type="string" calcext:value-type="string">
            <text:p>rating</text:p>
            <text:p>-rid</text:p>
            <text:p>-rating</text:p>
            <text:p>-comment</text:p>
            <text:p>-pid(fk)</text:p>
            <text:p>-userid(fk)</text:p>
          </table:table-cell>
          <table:table-cell table:style-name="ce12" office:value-type="string" calcext:value-type="string">
            <text:p>parent=product,user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5">
          <table:table-cell table:number-columns-repeated="2"/>
          <table:table-cell table:style-name="ce9" office:value-type="string" calcext:value-type="string">
            <text:p>User</text:p>
            <text:p>-userid</text:p>
            <text:p>-userName</text:p>
            <text:p>-phoneNo</text:p>
            <text:p>-emailId</text:p>
            <text:p>-utype</text:p>
            <text:p>-active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Business requirement</text:p>
          </table:table-cell>
          <table:table-cell table:style-name="ce9" office:value-type="string" calcext:value-type="string">
            <text:p>---Create End points </text:p>
            <text:p>-Get Top 5 most rated products</text:p>
            <text:p>-Get a product based on Id</text:p>
            <text:p>-Get List of product based on Category</text:p>
            <text:p>-Get List of products using search</text:p>
            <text:p>-Get List of products which are new</text:p>
            <text:p>-Get List of ratings user has provided based on user I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9"/>
          <table:table-cell table:number-columns-repeated="1021"/>
        </table:table-row>
        <table:table-row table:style-name="ro6" table:number-rows-repeated="1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1:18:40.8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6:47:10.455000000</meta:creation-date>
    <dc:date>2022-02-28T22:00:21.372000000</dc:date>
    <meta:editing-duration>PT2H41M19S</meta:editing-duration>
    <meta:editing-cycles>4</meta:editing-cycles>
    <meta:generator>LibreOffice/7.2.5.2$Windows_X86_64 LibreOffice_project/499f9727c189e6ef3471021d6132d4c694f357e5</meta:generator>
    <meta:document-statistic meta:table-count="1" meta:cell-count="16" meta:object-count="0"/>
  </office:meta>
</office:document-meta>
</file>